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de90a" officeooo:paragraph-rsid="001de90a" style:font-weight-asian="bold" style:font-weight-complex="bold"/>
    </style:style>
    <style:style style:name="P2" style:family="paragraph" style:parent-style-name="Standard">
      <style:text-properties style:font-name="Noto Mono" fo:font-weight="bold" officeooo:rsid="001a7891" officeooo:paragraph-rsid="001a7891" style:font-weight-asian="bold" style:font-weight-complex="bold"/>
    </style:style>
    <style:style style:name="P3" style:family="paragraph" style:parent-style-name="Standard">
      <style:text-properties style:font-name="Noto Mono" fo:font-weight="bold" officeooo:rsid="001c5ced" officeooo:paragraph-rsid="001c5ced" style:font-weight-asian="bold" style:font-weight-complex="bold"/>
    </style:style>
    <style:style style:name="P4" style:family="paragraph" style:parent-style-name="Standard">
      <style:text-properties style:font-name="Noto Mono" fo:font-weight="normal" officeooo:rsid="001a7891" officeooo:paragraph-rsid="001a7891" style:font-weight-asian="normal" style:font-weight-complex="normal"/>
    </style:style>
    <style:style style:name="P5" style:family="paragraph" style:parent-style-name="Standard">
      <style:text-properties style:font-name="Noto Mono" fo:font-weight="normal" officeooo:rsid="001c5ced" officeooo:paragraph-rsid="001c5ced" style:font-weight-asian="normal" style:font-weight-complex="normal"/>
    </style:style>
    <style:style style:name="P6" style:family="paragraph" style:parent-style-name="Standard" style:list-style-name="L1">
      <style:text-properties officeooo:paragraph-rsid="001a439a"/>
    </style:style>
    <style:style style:name="P7" style:family="paragraph" style:parent-style-name="Standard" style:list-style-name="L1">
      <style:text-properties style:font-name="Noto Mono" fo:font-weight="normal" officeooo:rsid="001a7891" officeooo:paragraph-rsid="001a7891" style:font-weight-asian="normal" style:font-weight-complex="normal"/>
    </style:style>
    <style:style style:name="P8" style:family="paragraph" style:parent-style-name="Standard">
      <style:text-properties style:font-name="Noto Mono" fo:font-weight="normal" officeooo:rsid="001a7891" officeooo:paragraph-rsid="001a7891" style:font-weight-asian="normal" style:font-weight-complex="normal"/>
    </style:style>
    <style:style style:name="P9" style:family="paragraph" style:parent-style-name="Standard" style:list-style-name="L1">
      <style:text-properties style:font-name="Noto Mono" fo:font-weight="bold" officeooo:rsid="001a7891" officeooo:paragraph-rsid="001a7891" style:font-weight-asian="bold" style:font-weight-complex="bold"/>
    </style:style>
    <style:style style:name="P10" style:family="paragraph" style:parent-style-name="Standard">
      <style:text-properties style:font-name="Noto Mono" fo:font-weight="bold" officeooo:rsid="001a7891" officeooo:paragraph-rsid="001a7891" style:font-weight-asian="bold" style:font-weight-complex="bold"/>
    </style:style>
    <style:style style:name="P11" style:family="paragraph" style:parent-style-name="Standard">
      <style:text-properties style:font-name="Noto Mono" fo:font-weight="bold" officeooo:rsid="001c5ced" officeooo:paragraph-rsid="001c5ce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5ced" style:font-weight-asian="normal" style:font-weight-complex="normal"/>
    </style:style>
    <style:style style:name="T4" style:family="text">
      <style:text-properties officeooo:rsid="001c5ced"/>
    </style:style>
    <style:style style:name="T5" style:family="text">
      <style:text-properties style:font-name="Noto Mono" fo:font-weight="normal" officeooo:rsid="001a439a" style:font-weight-asian="normal" style:font-weight-complex="normal"/>
    </style:style>
    <style:style style:name="T6" style:family="text">
      <style:text-properties style:font-name="Noto Mono" fo:font-weight="normal" officeooo:rsid="001a7891" style:font-weight-asian="normal" style:font-weight-complex="normal"/>
    </style:style>
    <style:style style:name="T7" style:family="text">
      <style:text-properties style:font-name="Noto Mono" fo:font-weight="bold" officeooo:rsid="001a7891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08002820" text:style-name="L1">
        <text:list-item>
          <text:p text:style-name="P6"><text:span text:style-name="T5">The suiced </text:span><text:span text:style-name="T6">bombers triggered of the alarm</text:span><text:span text:style-name="T7">.</text:span></text:p>
          <text:p text:style-name="P9">The rescue team pulled the victims out of the debris.</text:p>
          <text:p text:style-name="P9">The rescue team pulled them out of the debris.</text:p>
          <text:p text:style-name="P9"/>
        </text:list-item>
        <text:list-item>
          <text:p text:style-name="P7">The suicide bombers triggered off the alarm.</text:p>
          <text:p text:style-name="P9">The suicide bombers triggered the alarm.</text:p>
          <text:p text:style-name="P9">The suicide bombers triggered the alarm.</text:p>
          <text:p text:style-name="P9"/>
        </text:list-item>
        <text:list-item>
          <text:p text:style-name="P7">The US hunted down the leader of the terrorists.</text:p>
          <text:p text:style-name="P9">The US hunted the leader of the terrorists.</text:p>
        </text:list-item>
      </text:list>
      <text:p text:style-name="P2"><text:tab/> <text:s/>The US hunted the leader down of the terrorists.</text:p>
      <text:p text:style-name="P2"/>
      <text:p text:style-name="P4">4. The firefighters put out the raging fire.</text:p>
      <text:p text:style-name="P2"><text:span text:style-name="T2"><text:tab/></text:span>The firefighters put the raging fire.</text:p>
      <text:p text:style-name="P2"><text:tab/>The firefighters out put the raging fire.</text:p>
      <text:p text:style-name="P2"/>
      <text:p text:style-name="P4">5. The breakdown services towed away the mangled vehicle.</text:p>
      <text:p text:style-name="P4"><text:tab/><text:span text:style-name="T1">The breakdown services towed the mangled vehicle.</text:span></text:p>
      <text:p text:style-name="P2"><text:tab/>The breakdown services away towed the mangled vehicle.</text:p>
      <text:p text:style-name="P2"/>
      <text:p text:style-name="P2"><text:span text:style-name="T2">6. </text:span><text:span text:style-name="T3">Wananchi helped out the rescue teams.</text:span></text:p>
      <text:p text:style-name="P2"><text:span text:style-name="T3"><text:tab/></text:span><text:span text:style-name="T4">Wananchi helped the rescue teams.</text:span></text:p>
      <text:p text:style-name="P2"><text:tab/><text:span text:style-name="T4">Wanachi out helped the rescue teams.</text:span></text:p>
      <text:p text:style-name="P3"/>
      <text:p text:style-name="P5">7. The medical team lifted up the injured.</text:p>
      <text:p text:style-name="P5"><text:tab/><text:span text:style-name="T1">The medical team lifted the injured.</text:span></text:p>
      <text:p text:style-name="P3"><text:tab/>The medical team lifted injured.</text:p>
      <text:p text:style-name="P3"/>
      <text:p text:style-name="P5">8. The lifesavers brought out their first-aid kits.</text:p>
      <text:p text:style-name="P5"><text:tab/><text:span text:style-name="T1">The lifesavers brought their first-aid kits.</text:span></text:p>
      <text:p text:style-name="P3"><text:tab/>The lifesavers brought first-aid kits.</text:p>
      <text:p text:style-name="P3"/>
      <text:p text:style-name="P5">9.The judge dressed down the reckless driver.</text:p>
      <text:p text:style-name="P5"><text:s text:c="2"/><text:span text:style-name="T1">The judge dressed down the driver.</text:span></text:p>
      <text:p text:style-name="P3"><text:s text:c="2"/>The judge down dressed the reckless driver.</text:p>
      <text:p text:style-name="P3"/>
      <text:p text:style-name="P5">10. The ambulances rushed of the injured to hospital.</text:p>
      <text:p text:style-name="P5"><text:tab/> <text:span text:style-name="T1">The ambulances rushed the injured to hospital.</text:span></text:p>
      <text:p text:style-name="P3"/>
      <text:p text:style-name="P2"><text:tab/> <text:span text:style-name="T4">The ambulances of rushed the injured to hospit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de90a" officeooo:paragraph-rsid="001de90a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LE PG 82 EXERCISE USE OF PHRASAL VERBS WITH NOUN/PRONOUN INTERPOSED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5:30:23.866624969</meta:creation-date>
    <dc:date>2020-04-28T18:05:55.060655641</dc:date>
    <meta:editing-duration>PT25M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230" meta:character-count="1404" meta:non-whitespace-character-count="1187"/>
  </office:meta>
</office:document-meta>
</file>